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4665" officeooo:paragraph-rsid="001f4665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f4665" officeooo:paragraph-rsid="001f4665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f38cf" officeooo:paragraph-rsid="001f38cf"/>
    </style:style>
    <style:style style:name="P4" style:family="paragraph" style:parent-style-name="Standard">
      <style:text-properties officeooo:rsid="0020e7d0" officeooo:paragraph-rsid="0020e7d0"/>
    </style:style>
    <style:style style:name="P5" style:family="paragraph" style:parent-style-name="Standard">
      <style:text-properties officeooo:rsid="00223b2d" officeooo:paragraph-rsid="00223b2d"/>
    </style:style>
    <style:style style:name="P6" style:family="paragraph" style:parent-style-name="Standard">
      <style:text-properties officeooo:rsid="0022ac73" officeooo:paragraph-rsid="0022ac73"/>
    </style:style>
    <style:style style:name="P7" style:family="paragraph" style:parent-style-name="Standard">
      <style:text-properties officeooo:rsid="00237205" officeooo:paragraph-rsid="00237205"/>
    </style:style>
    <style:style style:name="P8" style:family="paragraph" style:parent-style-name="Standard">
      <style:text-properties officeooo:rsid="0023ed65" officeooo:paragraph-rsid="0023ed65"/>
    </style:style>
    <style:style style:name="P9" style:family="paragraph" style:parent-style-name="Standard">
      <style:text-properties officeooo:rsid="00257d5e" officeooo:paragraph-rsid="00257d5e"/>
    </style:style>
    <style:style style:name="P10" style:family="paragraph" style:parent-style-name="Standard">
      <style:text-properties officeooo:rsid="002618dd" officeooo:paragraph-rsid="002618dd"/>
    </style:style>
    <style:style style:name="P11" style:family="paragraph" style:parent-style-name="Standard">
      <style:text-properties officeooo:rsid="00261bc2" officeooo:paragraph-rsid="00261bc2"/>
    </style:style>
    <style:style style:name="P12" style:family="paragraph" style:parent-style-name="Standard">
      <style:text-properties officeooo:rsid="002806f0" officeooo:paragraph-rsid="002806f0"/>
    </style:style>
    <style:style style:name="P13" style:family="paragraph" style:parent-style-name="Standard">
      <style:text-properties officeooo:rsid="0029bd16" officeooo:paragraph-rsid="0029bd16"/>
    </style:style>
    <style:style style:name="P14" style:family="paragraph" style:parent-style-name="Standard">
      <style:text-properties fo:font-weight="bold" officeooo:rsid="002b3a7a" officeooo:paragraph-rsid="002b3a7a" style:font-weight-asian="bold" style:font-weight-complex="bold"/>
    </style:style>
    <style:style style:name="P15" style:family="paragraph" style:parent-style-name="Standard">
      <style:text-properties fo:font-weight="bold" officeooo:rsid="002d7649" officeooo:paragraph-rsid="002d7649" style:font-weight-asian="bold" style:font-weight-complex="bold"/>
    </style:style>
    <style:style style:name="P16" style:family="paragraph" style:parent-style-name="Standard">
      <style:text-properties officeooo:rsid="002cfd38" officeooo:paragraph-rsid="002cfd38"/>
    </style:style>
    <style:style style:name="P17" style:family="paragraph" style:parent-style-name="Standard">
      <style:text-properties officeooo:rsid="002d3a24" officeooo:paragraph-rsid="002d3a24"/>
    </style:style>
    <style:style style:name="P18" style:family="paragraph" style:parent-style-name="Standard">
      <style:text-properties fo:font-style="normal" fo:font-weight="bold" officeooo:rsid="00315711" officeooo:paragraph-rsid="00315711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511c0" officeooo:paragraph-rsid="003511c0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d74e5" officeooo:paragraph-rsid="003d74e5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f2a46" officeooo:paragraph-rsid="003f2a46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56c22a" officeooo:paragraph-rsid="0056c22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580f90" officeooo:paragraph-rsid="00580f90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599bcd" officeooo:paragraph-rsid="00599bc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3333fc" officeooo:paragraph-rsid="003333f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3401e4" officeooo:paragraph-rsid="003401e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511c0" officeooo:paragraph-rsid="003511c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6b245" officeooo:paragraph-rsid="0036b24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9efbc" officeooo:paragraph-rsid="0039efb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a6a7c" officeooo:paragraph-rsid="003a6a7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bb162" officeooo:paragraph-rsid="003bb16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d74e5" officeooo:paragraph-rsid="003d74e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4410ae" officeooo:paragraph-rsid="004410a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44c787" officeooo:paragraph-rsid="0044c78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f2a46" officeooo:paragraph-rsid="003f2a46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463a85" officeooo:paragraph-rsid="00463a8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47b640" officeooo:paragraph-rsid="0047b64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9633a" officeooo:paragraph-rsid="0049633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4c0ce3" officeooo:paragraph-rsid="004c0ce3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0177c" officeooo:paragraph-rsid="004c0ce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cb4d1" officeooo:paragraph-rsid="004cb4d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28996" officeooo:paragraph-rsid="0052899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4be4e" officeooo:paragraph-rsid="0052899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9633a" officeooo:paragraph-rsid="0049633a" fo:background-color="#ffffd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weight="normal" officeooo:rsid="002d7649" officeooo:paragraph-rsid="002d7649" style:font-weight-asian="normal" style:font-weight-complex="normal"/>
    </style:style>
    <style:style style:name="P46" style:family="paragraph" style:parent-style-name="Standard">
      <style:text-properties fo:font-style="italic" fo:font-weight="normal" officeooo:rsid="002d7649" officeooo:paragraph-rsid="002d7649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34be4e" officeooo:paragraph-rsid="00528996"/>
    </style:style>
    <style:style style:name="P48" style:family="paragraph" style:parent-style-name="Standard">
      <style:text-properties fo:language="en" fo:country="GB" fo:font-style="normal" fo:font-weight="normal" officeooo:rsid="004cb4d1" officeooo:paragraph-rsid="004cb4d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GB" fo:font-style="normal" fo:font-weight="normal" officeooo:rsid="004ffee5" officeooo:paragraph-rsid="004ffee5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GB" fo:font-style="normal" fo:font-weight="normal" officeooo:rsid="00506fa0" officeooo:paragraph-rsid="00506fa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GB" fo:font-style="normal" fo:font-weight="normal" officeooo:rsid="005111ef" officeooo:paragraph-rsid="005111ef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GB" fo:font-style="normal" fo:font-weight="normal" officeooo:rsid="00527015" officeooo:paragraph-rsid="00527015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GB" fo:font-style="normal" fo:font-weight="normal" officeooo:rsid="00528996" officeooo:paragraph-rsid="0052899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GB" fo:font-style="normal" fo:font-weight="normal" officeooo:rsid="0053c503" officeooo:paragraph-rsid="00528996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n" fo:country="GB" fo:font-style="normal" fo:font-weight="normal" officeooo:rsid="0056c22a" officeooo:paragraph-rsid="0056c22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n" fo:country="GB" fo:font-style="normal" fo:font-weight="normal" officeooo:rsid="00580f90" officeooo:paragraph-rsid="00580f9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GB" fo:font-style="normal" fo:font-weight="normal" officeooo:rsid="00599bcd" officeooo:paragraph-rsid="00599bc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GB" fo:font-style="normal" fo:font-weight="normal" officeooo:rsid="005b4d11" officeooo:paragraph-rsid="005b4d1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GB" fo:font-style="normal" fo:font-weight="normal" officeooo:rsid="005bde2f" officeooo:paragraph-rsid="005bde2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GB" fo:font-style="normal" fo:font-weight="normal" officeooo:rsid="005c1d40" officeooo:paragraph-rsid="005c1d40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GB" fo:font-style="normal" fo:font-weight="normal" officeooo:rsid="005da3a2" officeooo:paragraph-rsid="005da3a2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GB" fo:font-style="normal" fo:font-weight="normal" officeooo:rsid="005dedfd" officeooo:paragraph-rsid="005dedf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GB" fo:font-style="normal" fo:font-weight="normal" officeooo:rsid="005e443a" officeooo:paragraph-rsid="005e443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GB" fo:font-style="normal" fo:font-weight="normal" officeooo:rsid="00603a15" officeooo:paragraph-rsid="00603a15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GB" fo:font-style="normal" fo:font-weight="normal" officeooo:rsid="0062cab7" officeooo:paragraph-rsid="0062cab7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GB" fo:font-style="normal" fo:font-weight="normal" officeooo:rsid="0062cf09" officeooo:paragraph-rsid="0062cf09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GB" fo:font-style="normal" fo:font-weight="normal" officeooo:rsid="00634121" officeooo:paragraph-rsid="00634121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GB" fo:font-style="normal" fo:font-weight="normal" officeooo:rsid="006615ab" officeooo:paragraph-rsid="006615ab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GB" fo:font-style="normal" fo:font-weight="normal" officeooo:rsid="006753df" officeooo:paragraph-rsid="006753df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GB" fo:font-style="normal" fo:font-weight="normal" officeooo:rsid="00686adf" officeooo:paragraph-rsid="00686adf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GB" fo:font-style="normal" fo:font-weight="normal" officeooo:rsid="006b8d3b" officeooo:paragraph-rsid="006b8d3b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GB" fo:font-style="normal" fo:font-weight="normal" officeooo:rsid="006d0d01" officeooo:paragraph-rsid="006b8d3b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GB" fo:font-style="normal" fo:font-weight="normal" officeooo:rsid="006d3204" officeooo:paragraph-rsid="006d3204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GB" fo:font-style="normal" fo:font-weight="normal" officeooo:rsid="006e63c0" officeooo:paragraph-rsid="006e63c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GB" fo:font-style="normal" fo:font-weight="normal" officeooo:rsid="006f6200" officeooo:paragraph-rsid="006f6200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GB" fo:font-style="normal" fo:font-weight="normal" officeooo:rsid="0070c065" officeooo:paragraph-rsid="0070c065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GB" fo:font-style="normal" fo:font-weight="normal" officeooo:rsid="0071630e" officeooo:paragraph-rsid="0071630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GB" fo:font-style="normal" fo:font-weight="normal" officeooo:rsid="00726365" officeooo:paragraph-rsid="00726365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GB" fo:font-style="normal" fo:font-weight="normal" officeooo:rsid="0072b58e" officeooo:paragraph-rsid="0072b58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GB" fo:font-style="normal" fo:font-weight="normal" officeooo:rsid="007301d3" officeooo:paragraph-rsid="007301d3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n" fo:country="GB" fo:font-style="normal" fo:font-weight="normal" officeooo:rsid="00751e2d" officeooo:paragraph-rsid="00751e2d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n" fo:country="GB" fo:font-style="normal" fo:font-weight="bold" officeooo:rsid="005c1d40" officeooo:paragraph-rsid="005c1d40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language="en" fo:country="GB" fo:font-style="normal" fo:font-weight="bold" officeooo:rsid="005e443a" officeooo:paragraph-rsid="005e443a" style:font-style-asian="normal" style:font-weight-asian="bold" style:font-style-complex="normal" style:font-weight-complex="bold"/>
    </style:style>
    <style:style style:name="P84" style:family="paragraph" style:parent-style-name="Standard">
      <style:text-properties officeooo:paragraph-rsid="006b8d3b"/>
    </style:style>
    <style:style style:name="P85" style:family="paragraph" style:parent-style-name="Standard">
      <style:text-properties officeooo:rsid="006d3204" officeooo:paragraph-rsid="006d3204"/>
    </style:style>
    <style:style style:name="P86" style:family="paragraph" style:parent-style-name="Standard">
      <style:paragraph-properties fo:text-align="center" style:justify-single-word="false" fo:break-before="page"/>
      <style:text-properties fo:font-size="20pt" fo:font-weight="bold" officeooo:rsid="001f4665" officeooo:paragraph-rsid="00456005" style:font-size-asian="20pt" style:font-weight-asian="bold" style:font-size-complex="20pt" style:font-weight-complex="bold"/>
    </style:style>
    <style:style style:name="P87" style:family="paragraph" style:parent-style-name="Standard">
      <style:paragraph-properties fo:text-align="center" style:justify-single-word="false" fo:break-before="page"/>
      <style:text-properties fo:font-size="20pt" fo:font-weight="bold" officeooo:rsid="001f4665" officeooo:paragraph-rsid="0062cab7" style:font-size-asian="20pt" style:font-weight-asian="bold" style:font-size-complex="20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font-size="20pt" fo:font-weight="bold" officeooo:rsid="001f4665" officeooo:paragraph-rsid="006d5c39" style:font-size-asian="20pt" style:font-weight-asian="bold" style:font-size-complex="20pt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5eae6e" officeooo:paragraph-rsid="00751e2d" style:font-style-asian="normal" style:font-weight-asian="normal" style:font-style-complex="normal" style:font-weight-complex="normal"/>
    </style:style>
    <style:style style:name="P90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76e5da" officeooo:paragraph-rsid="0076e5da" style:font-style-asian="normal" style:font-weight-asian="normal" style:font-style-complex="normal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77b4ef" officeooo:paragraph-rsid="0077b4ef" style:font-style-asian="normal" style:font-weight-asian="normal" style:font-style-complex="normal" style:font-weight-complex="normal"/>
    </style:style>
    <style:style style:name="P92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797a73" officeooo:paragraph-rsid="00797a73" style:font-style-asian="normal" style:font-weight-asian="normal" style:font-style-complex="normal" style:font-weight-complex="normal"/>
    </style:style>
    <style:style style:name="P93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7c22ce" officeooo:paragraph-rsid="007c22ce" style:font-style-asian="normal" style:font-weight-asian="normal" style:font-style-complex="normal" style:font-weight-complex="normal"/>
    </style:style>
    <style:style style:name="P94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7c772b" officeooo:paragraph-rsid="007c772b" style:font-style-asian="normal" style:font-weight-asian="normal" style:font-style-complex="normal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fo:language="en" fo:country="GB" fo:font-style="normal" fo:font-weight="bold" officeooo:rsid="0076e5da" officeooo:paragraph-rsid="0076e5da" style:font-style-asian="normal" style:font-weight-asian="bold" style:font-style-complex="normal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fo:language="en" fo:country="GB" fo:font-style="normal" fo:font-weight="normal" officeooo:rsid="0076e5da" officeooo:paragraph-rsid="0076e5da" style:font-style-asian="normal" style:font-weight-asian="normal" style:font-style-complex="normal" style:font-weight-complex="normal"/>
    </style:style>
    <style:style style:name="P97" style:family="paragraph" style:parent-style-name="Table_20_Contents">
      <style:paragraph-properties fo:text-align="justify" style:justify-single-word="false"/>
      <style:text-properties fo:language="en" fo:country="GB" fo:font-style="normal" fo:font-weight="bold" officeooo:rsid="007db96f" officeooo:paragraph-rsid="007db96f" style:font-style-asian="normal" style:font-weight-asian="bold" style:font-style-complex="normal" style:font-weight-complex="bold"/>
    </style:style>
    <style:style style:name="P98" style:family="paragraph" style:parent-style-name="Table_20_Contents">
      <style:paragraph-properties fo:text-align="justify" style:justify-single-word="false" fo:break-before="page"/>
      <style:text-properties fo:language="en" fo:country="GB" fo:font-style="normal" fo:font-weight="bold" officeooo:rsid="007f1fb4" officeooo:paragraph-rsid="007f1fb4" style:font-style-asian="normal" style:font-weight-asian="bold" style:font-style-complex="normal" style:font-weight-complex="bold"/>
    </style:style>
    <style:style style:name="T1" style:family="text">
      <style:text-properties officeooo:rsid="001f4665"/>
    </style:style>
    <style:style style:name="T2" style:family="text">
      <style:text-properties officeooo:rsid="0020e7d0"/>
    </style:style>
    <style:style style:name="T3" style:family="text">
      <style:text-properties officeooo:rsid="00257d5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ede25" style:font-weight-asian="normal" style:font-weight-complex="normal"/>
    </style:style>
    <style:style style:name="T6" style:family="text">
      <style:text-properties fo:font-weight="normal" officeooo:rsid="0034d9ce" style:font-weight-asian="normal" style:font-weight-complex="normal"/>
    </style:style>
    <style:style style:name="T7" style:family="text">
      <style:text-properties fo:font-weight="normal" officeooo:rsid="003f2a10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34d9ce"/>
    </style:style>
    <style:style style:name="T10" style:family="text">
      <style:text-properties officeooo:rsid="003a6a7c"/>
    </style:style>
    <style:style style:name="T11" style:family="text">
      <style:text-properties officeooo:rsid="00456005"/>
    </style:style>
    <style:style style:name="T12" style:family="text">
      <style:text-properties officeooo:rsid="0047b640"/>
    </style:style>
    <style:style style:name="T13" style:family="text">
      <style:text-properties fo:background-color="#ffffa6" loext:char-shading-value="0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4c0ce3"/>
    </style:style>
    <style:style style:name="T16" style:family="text">
      <style:text-properties fo:language="en" fo:country="GB" officeooo:rsid="004e3a97"/>
    </style:style>
    <style:style style:name="T17" style:family="text">
      <style:text-properties fo:language="en" fo:country="GB" fo:font-style="italic" style:font-style-asian="italic" style:font-style-complex="italic"/>
    </style:style>
    <style:style style:name="T18" style:family="text">
      <style:text-properties fo:language="en" fo:country="GB" fo:font-style="italic" officeooo:rsid="00528996" style:font-style-asian="italic" style:font-style-complex="italic"/>
    </style:style>
    <style:style style:name="T19" style:family="text">
      <style:text-properties fo:language="en" fo:country="GB" fo:font-style="italic" officeooo:rsid="0053c503" style:font-style-asian="italic" style:font-style-complex="italic"/>
    </style:style>
    <style:style style:name="T20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language="en" fo:country="GB" fo:font-style="italic" fo:font-weight="normal" officeooo:rsid="0053c503" style:font-style-asian="italic" style:font-weight-asian="normal" style:font-style-complex="italic" style:font-weight-complex="normal"/>
    </style:style>
    <style:style style:name="T22" style:family="text">
      <style:text-properties fo:language="en" fo:country="GB" officeooo:rsid="0053c503"/>
    </style:style>
    <style:style style:name="T2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GB" fo:font-style="normal" fo:font-weight="normal" officeooo:rsid="0053c503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6b8d3b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6d0d01" style:font-style-asian="normal" style:font-weight-asian="normal" style:font-style-complex="normal" style:font-weight-complex="normal"/>
    </style:style>
    <style:style style:name="T27" style:family="text">
      <style:text-properties fo:language="en" fo:country="GB" officeooo:rsid="00547ad8"/>
    </style:style>
    <style:style style:name="T28" style:family="text">
      <style:text-properties fo:language="en" fo:country="GB" fo:font-weight="normal" style:font-weight-asian="normal" style:font-weight-complex="normal"/>
    </style:style>
    <style:style style:name="T29" style:family="text">
      <style:text-properties fo:language="en" fo:country="GB" fo:font-weight="normal" officeooo:rsid="00594d83" style:font-weight-asian="normal" style:font-weight-complex="normal"/>
    </style:style>
    <style:style style:name="T30" style:family="text">
      <style:text-properties fo:language="en" fo:country="GB" officeooo:rsid="005c1d40"/>
    </style:style>
    <style:style style:name="T31" style:family="text">
      <style:text-properties officeooo:rsid="00564944"/>
    </style:style>
    <style:style style:name="T32" style:family="text">
      <style:text-properties officeooo:rsid="0062cab7"/>
    </style:style>
    <style:style style:name="T33" style:family="text">
      <style:text-properties officeooo:rsid="0069978d"/>
    </style:style>
    <style:style style:name="T34" style:family="text">
      <style:text-properties officeooo:rsid="006d5c39"/>
    </style:style>
    <style:style style:name="T35" style:family="text">
      <style:text-properties officeooo:rsid="00741d4f"/>
    </style:style>
    <style:style style:name="T36" style:family="text">
      <style:text-properties officeooo:rsid="00751e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t 2:</text:p>
      <text:p text:style-name="P4">urban: ciutat, urbà</text:p>
      <text:p text:style-name="P4">suburban: son grandes pueblos/ciudades alrededor de una ciudad.</text:p>
      <text:p text:style-name="P4">Up and coming: En desarrollo.</text:p>
      <text:p text:style-name="P4">Long-established: Casco urbano, centro, lo mas antiguo.</text:p>
      <text:p text:style-name="P4">Detached house: chalé. <text:span text:style-name="T3">No tiene vecinos, no comparte paredes.</text:span></text:p>
      <text:p text:style-name="P4">Cottage: Chale en el campo.</text:p>
      <text:p text:style-name="P4">Terraced <text:s/>house: casas iguales. Son calles en las que todas las casas son exactamente iguales.</text:p>
      <text:p text:style-name="P3">Storey<text:span text:style-name="T2">s</text:span>: piso<text:span text:style-name="T2">s</text:span> <text:span text:style-name="T1">(</text:span>de una vivienda<text:span text:style-name="T1">)</text:span></text:p>
      <text:p text:style-name="P5">Facilities: Prestaciones // instalaciones.</text:p>
      <text:p text:style-name="P5">Rush hour: La Hora punta, cuando la gente va o vuelve del trabajo</text:p>
      <text:p text:style-name="P5">Mindless: Sin conocimiento. Sense trellat</text:p>
      <text:p text:style-name="P5">hamlet: Casi una aldea. </text:p>
      <text:p text:style-name="P6">Pace of life: Ritmo de vida.</text:p>
      <text:p text:style-name="P6">Scenery: Paisaje</text:p>
      <text:p text:style-name="P6">To dump: Abandonar.</text:p>
      <text:p text:style-name="P7">Atmosphere: Ambiente </text:p>
      <text:p text:style-name="P7">Wide range of : “Amplia gama de”</text:p>
      <text:p text:style-name="P7">Liveliness: “La marcha de la ciudad”</text:p>
      <text:p text:style-name="P7">Crime rate: Tasa criminalidad</text:p>
      <text:p text:style-name="P7">Gets me down: Me deprime</text:p>
      <text:p text:style-name="P8">Issue: Un problema gordo</text:p>
      <text:p text:style-name="P8">Council: Administracion de la ciudad. (Los ingleses a parte del ayuntamineto, tienen el council, la admin de la ciudad.)</text:p>
      <text:p text:style-name="P9">wind farm: Estacion eolica.</text:p>
      <text:p text:style-name="P9">Cosmopolitan atmosphere: Gente de muchos sitios. </text:p>
      <text:p text:style-name="P9">Litter//rubbish: basura</text:p>
      <text:p text:style-name="P10">noise pollution: Contaminacion acustica</text:p>
      <text:p text:style-name="P11">Binge drinking: Botellón.</text:p>
      <text:p text:style-name="P12"/>
      <text:p text:style-name="P14">NEWS Page 17</text:p>
      <text:p text:style-name="P12">Drive somebody mad: Volver a alguien loco.</text:p>
      <text:p text:style-name="P13">Government comissioned: Encargado//pagado por el gobierno</text:p>
      <text:p text:style-name="P13">The extend to which: Hasta que punto.</text:p>
      <text:p text:style-name="P13">Banging doors: Meter portazos</text:p>
      <text:p text:style-name="P13">Complaints: Quejas</text:p>
      <text:p text:style-name="P13">Complains: Quejarse</text:p>
      <text:p text:style-name="P13">lack of consideration: No tener respeto por los demas</text:p>
      <text:p text:style-name="P13">Tacklish noise pollution: Trtatar la contaminacion acustica.</text:p>
      <text:p text:style-name="P16">To perform//to carry out // to undertake: Sinonimos de “to make.”</text:p>
      <text:p text:style-name="P17">Ranked much more highly</text:p>
      <text:p text:style-name="P17"/>
      <text:p text:style-name="P15">Ex2. Page 18</text:p>
      <text:p text:style-name="P45">Emissions:<text:tab/>h. Substances that are sent out into the air.</text:p>
      <text:p text:style-name="P45">Fossil fuels:<text:tab/>e. Fuels such as coal or oil that are produced by animals or plants decaying over <text:tab/><text:tab/><text:tab/>millions of years</text:p>
      <text:p text:style-name="P45">Deforestation:<text:tab/>j. When all the trees in an area are destroyed</text:p>
      <text:p text:style-name="P45">Species:<text:tab/>a. A group of animals or plants of the same kind</text:p>
      <text:p text:style-name="P45">Extinction: <text:tab/>b. <text:span text:style-name="T9">W</text:span>hen a type of animal or plant stops existing.</text:p>
      <text:p text:style-name="P45">Habitat:<text:tab/>c. The natural environment in which in which a plant or animal lives</text:p>
      <text:p text:style-name="P15"><text:soft-page-break/><text:span text:style-name="T4">Ecosystem:<text:tab/>g. </text:span><text:span text:style-name="T5">All the animals and plants in an area and their re</text:span><text:span text:style-name="T6">la</text:span><text:span text:style-name="T5">tionship to each other and their <text:tab/><text:tab/>environment</text:span></text:p>
      <text:p text:style-name="P45">Glaciers:<text:tab/>i. A large mass of ice that moves slowly down a mountain valley</text:p>
      <text:p text:style-name="P45">Drought:<text:tab/>d. “Sequ<text:span text:style-name="T9">í</text:span>a”. A long period of weather when there is not enough water</text:p>
      <text:p text:style-name="P15"><text:span text:style-name="T4">Famine:<text:tab/>f. “Hambruna”. When a large number of people ha</text:span><text:span text:style-name="T6">v</text:span><text:span text:style-name="T4">e little food for a long time and <text:tab/>some people die. </text:span><text:span text:style-name="T8">El antonimo de little food es much food porque food es uncountable.</text:span></text:p>
      <text:p text:style-name="P46"/>
      <text:p text:style-name="P18">Volcanos p20</text:p>
      <text:p text:style-name="P25">up to 1250:<text:tab/>Hasta 1250grados y no mas</text:p>
      <text:p text:style-name="P25">runs out:<text:tab/>Quedarse sin</text:p>
      <text:p text:style-name="P26">lecture:<text:tab/>classe en la universidad</text:p>
      <text:p text:style-name="P26">professor:<text:tab/>Catedratico</text:p>
      <text:p text:style-name="P26"/>
      <text:p text:style-name="P19">Situation p22.</text:p>
      <text:p text:style-name="P27">Power company: Compañia electrica</text:p>
      <text:p text:style-name="P27"/>
      <text:p text:style-name="P28">oil: “crudo”</text:p>
      <text:p text:style-name="P28">gasoline (usa) / gas (UK):</text:p>
      <text:p text:style-name="P28">petrol (UK) / diesel (USA):</text:p>
      <text:p text:style-name="P28">used up: “se estan agotando”</text:p>
      <text:p text:style-name="P28">are keen to: Quieren, pretenden</text:p>
      <text:p text:style-name="P28">onshore: costa, costero. Aqui se refiere que estan en el campo.<text:tab/>Offshore: en el mar.</text:p>
      <text:p text:style-name="P28">Eyesore: monstruosidad, engendro</text:p>
      <text:p text:style-name="P29">reliable: fiable<text:tab/><text:tab/><text:tab/><text:span text:style-name="T10">unreliable: antonimo de fiable</text:span></text:p>
      <text:p text:style-name="P30">reliability: fiabilidad.</text:p>
      <text:p text:style-name="P31">Figures: Numeros.<text:tab/>Pero tambien es “figuras”. (figura humana)</text:p>
      <text:p text:style-name="P31"/>
      <text:p text:style-name="P20">Readind Syllabus Unit 2: Green computing</text:p>
      <text:p text:style-name="P32">Cumputing</text:p>
      <text:p text:style-name="P20"><text:span text:style-name="T4">Computer </text:span><text:span text:style-name="T7">(n)</text:span></text:p>
      <text:p text:style-name="P20"><text:span text:style-name="T7">C</text:span><text:span text:style-name="T4">ompute </text:span><text:span text:style-name="T7">(v)</text:span></text:p>
      <text:p text:style-name="P20"><text:span text:style-name="T4">Computer </text:span><text:span text:style-name="T7">(adj)</text:span><text:span text:style-name="T4"> applications</text:span></text:p>
      <text:p text:style-name="P32">Computing // Computer science.</text:p>
      <text:p text:style-name="P32"/>
      <text:p text:style-name="P32">Processing: Processamiento</text:p>
      <text:p text:style-name="P32">Centra Processing Unit</text:p>
      <text:p text:style-name="P32"/>
      <text:p text:style-name="P21"><text:tab/>peripherals or peripheral device<text:span text:style-name="T4">s: importante <text:s text:c="3"/></text:span></text:p>
      <text:p text:style-name="P33">approaches: Puntos de vista, perspectiva.</text:p>
      <text:p text:style-name="P34">Consumption: Consumo</text:p>
      <text:p text:style-name="P34"/>
      <text:p text:style-name="P35"/>
      <text:p text:style-name="P35"/>
      <text:p text:style-name="P86">Unit <text:span text:style-name="T11">3</text:span>:</text:p>
      <text:p text:style-name="P36">Fare: <text:span text:style-name="T12">El ticket que se paga en el transporte publico</text:span></text:p>
      <text:p text:style-name="P37">Fare play: Juego limpio</text:p>
      <text:p text:style-name="P38"><text:span text:style-name="T13">Do sport // play sport :</text:span> Practicar deporte (NO SE DICE: Practice sport)</text:p>
      <text:p text:style-name="P44">Take up: apuntarse</text:p>
      <text:p text:style-name="P39">injured: Lesionado</text:p>
      <text:p text:style-name="P39">fencing: esgrima</text:p>
      <text:p text:style-name="P40"><text:span text:style-name="T14">Jogging: correr <text:s/></text:span><text:span text:style-name="T15">(</text:span><text:span text:style-name="T14">no se llama footing)</text:span></text:p>
      <text:p text:style-name="P48">Football: futbol en europa.</text:p>
      <text:p text:style-name="P41"><text:span text:style-name="T14">Soccer: futbol </text:span><text:span text:style-name="T16">(</text:span><text:span text:style-name="T14">en americano</text:span><text:span text:style-name="T16">)</text:span><text:span text:style-name="T14">.</text:span></text:p>
      <text:p text:style-name="P49">Give up: Dejar de hacer algo</text:p>
      <text:p text:style-name="P50">Boarding school:<text:tab/>Escuela en la que estudias, comes, vives en ella (a lo hogwarts). Vuelves a <text:tab/><text:tab/><text:tab/>casa en fiesta. “<text:span text:style-name="T31">Etton College” es una boarding school muy famosa de UK.</text:span></text:p>
      <text:p text:style-name="P51">amateur: Practicas/ TeEncanta algo pero no lo haces profesionalmente</text:p>
      <text:p text:style-name="P51">hooligans: Fanaticos violentos</text:p>
      <text:p text:style-name="P52">fandom: hincha, aficion</text:p>
      <text:p text:style-name="P52">coach: entrenador</text:p>
      <text:p text:style-name="P52">referee: arbitro</text:p>
      <text:p text:style-name="P52"/>
      <text:p text:style-name="P53">p-27</text:p>
      <text:p text:style-name="P42"><text:span text:style-name="T22">I</text:span><text:span text:style-name="T14">dioms: modismos<text:tab/></text:span><text:span text:style-name="T27">Frases hechas</text:span></text:p>
      <text:p text:style-name="P47"><text:span text:style-name="T14">1.Be on the </text:span><text:span text:style-name="T17">ball<text:tab/><text:tab/></text:span><text:span text:style-name="T18">Estar al loro.</text:span></text:p>
      <text:p text:style-name="P47"><text:span text:style-name="T14">2. Move the</text:span><text:span text:style-name="T17"> goalpost<text:tab/><text:tab/></text:span><text:span text:style-name="T19">Ponerte la zancadilla, cambiar las reglas a mitad de la partida</text:span><text:span text:style-name="T17"> </text:span></text:p>
      <text:p text:style-name="P47"><text:span text:style-name="T14">3. Take your</text:span><text:span text:style-name="T17"> eye </text:span><text:span text:style-name="T14">off the ball<text:tab/></text:span><text:span text:style-name="T19">No <text:s/>te despistes</text:span></text:p>
      <text:p text:style-name="P47"><text:span text:style-name="T14">4. A level playing </text:span><text:span text:style-name="T20">field<text:tab/></text:span><text:span text:style-name="T24">Situacion compensada</text:span></text:p>
      <text:p text:style-name="P47"><text:span text:style-name="T14">5.A whole new ball </text:span><text:span text:style-name="T20">game<text:tab/></text:span><text:span text:style-name="T21">Vamos a cambiar de tercio.</text:span></text:p>
      <text:p text:style-name="P47"><text:span text:style-name="T14">6.Score an own </text:span><text:span text:style-name="T17">goal<text:tab/><text:tab/></text:span><text:span text:style-name="T19">Que te salga el tiro por la culata</text:span></text:p>
      <text:p text:style-name="P43"><text:span text:style-name="T14">7.Start the </text:span><text:span text:style-name="T17">ball </text:span><text:span text:style-name="T14">rolling <text:tab/></text:span><text:span text:style-name="T19">Que empiece el juego</text:span></text:p>
      <text:p text:style-name="P54"/>
      <text:p text:style-name="P22"><text:span text:style-name="T14">Martial Arts P-28 </text:span><text:span text:style-name="T30">Listening 3,1</text:span></text:p>
      <text:p text:style-name="P55">sum it up<text:tab/>Resumir</text:p>
      <text:p text:style-name="P55">Range from<text:tab/>Ir desde…</text:p>
      <text:p text:style-name="P55">Joy: Alegria, gozo.</text:p>
      <text:p text:style-name="P55">An expression of relief:<text:tab/>una expresion de alivio.</text:p>
      <text:p text:style-name="P56">Far: Dos casos… Farther I further. Comparativos… </text:p>
      <text:p text:style-name="P23"><text:span text:style-name="T28"><text:tab/>Farther: Distancia fisica<text:tab/><text:tab/></text:span><text:span text:style-name="T29">Farthest<text:tab/>Superlativo</text:span></text:p>
      <text:p text:style-name="P23"><text:span text:style-name="T28"><text:tab/>Furher: Distancia metaforica<text:tab/><text:tab/></text:span><text:span text:style-name="T29">Furthest<text:tab/>Superlativo</text:span></text:p>
      <text:p text:style-name="P24"><text:span text:style-name="T29">w</text:span><text:span text:style-name="T28">itnessing: Ser testigo. </text:span></text:p>
      <text:p text:style-name="P57">Incidences: casos.</text:p>
      <text:p text:style-name="P57">Something snaps: Algo surge.</text:p>
      <text:p text:style-name="P55"/>
      <text:p text:style-name="P82">Listening 3,2</text:p>
      <text:p text:style-name="P58">To instill discipline:<text:tab/>Inculcar disciplina</text:p>
      <text:p text:style-name="P58">“sort them out”:<text:tab/>Que lo arreglas, poner en vereda.</text:p>
      <text:p text:style-name="P58">Fearful<text:tab/>: Temeroso, lleno de miedo.</text:p>
      <text:p text:style-name="P59">Floppy: Flexible.<text:tab/>En este caso es “decaido”</text:p>
      <text:p text:style-name="P55"/>
      <text:p text:style-name="P82">Reading p-28 University shotakan karate club</text:p>
      <text:p text:style-name="P60">etiquette: modales</text:p>
      <text:p text:style-name="P60">imbalance:<text:tab/>Desequilibrio fisico.</text:p>
      <text:p text:style-name="P60"><text:soft-page-break/>Unbalance:<text:tab/>Desequilibrio mental</text:p>
      <text:p text:style-name="P61">suppleness: Flexibility. Flexibilidad</text:p>
      <text:p text:style-name="P61">Overnight: De un dia para otro.</text:p>
      <text:p text:style-name="P61"/>
      <text:p text:style-name="P62">Hardly any: Apenas nada.</text:p>
      <text:p text:style-name="P62"/>
      <text:p text:style-name="P83">Notes Exercice 3b p-34</text:p>
      <text:p text:style-name="P63">Essay: Redaccion</text:p>
      <text:p text:style-name="P63">Struggle: Problema</text:p>
      <text:p text:style-name="P63">Tips: Consejo</text:p>
      <text:p text:style-name="P63">However good: Por bueno que sea</text:p>
      <text:p text:style-name="P63">Work out: Descubrir o averiguar</text:p>
      <text:p text:style-name="P63">To note down: Apuntar</text:p>
      <text:p text:style-name="P63">However crazy… :Por muy descabellado que parezca… </text:p>
      <text:p text:style-name="P63">Involve:</text:p>
      <text:p text:style-name="P63">Assessing: Evaluar</text:p>
      <text:p text:style-name="P63">Argument: Puede ser pelea o “algo que se sigue”</text:p>
      <text:p text:style-name="P63">tends to be: tiende a ser</text:p>
      <text:p text:style-name="P63">stand back: Estar al margen</text:p>
      <text:p text:style-name="P64">restate: Dilo de nuevo</text:p>
      <text:p text:style-name="P87">Unit <text:span text:style-name="T32">4</text:span>:</text:p>
      <text:p text:style-name="P65">illness: enfermedad “pequeña”, inocente, poca cosa.</text:p>
      <text:p text:style-name="P65"><text:tab/>The flu: La gripe</text:p>
      <text:p text:style-name="P65">disease: enfermedad más peligrosa. </text:p>
      <text:p text:style-name="P66">Consultant: Medico especialista</text:p>
      <text:p text:style-name="P66">GP: General Practitioner. Medico de cabecera.</text:p>
      <text:p text:style-name="P66">Handicaped/Disabled: Discapacitado</text:p>
      <text:p text:style-name="P67">Nurse: Enfermero/a</text:p>
      <text:p text:style-name="P67">Paramedic: </text:p>
      <text:p text:style-name="P67">knowledgeable: culto, conocedor, estar informado.</text:p>
      <text:p text:style-name="P68">Engage: interactuar</text:p>
      <text:p text:style-name="P68">Time wasters: </text:p>
      <text:p text:style-name="P68">to lecture: intentar convencer a alguien de una manera poco adecuada. “Dar la vara”</text:p>
      <text:p text:style-name="P68">chat: charla</text:p>
      <text:p text:style-name="P68">drugs: medicina ( a parte de las otras drogas, pero no tiene un sentido despectivo)</text:p>
      <text:p text:style-name="P68">to use drugs: Es inyectarse drogas</text:p>
      <text:p text:style-name="P68">sceptical: Esceptico</text:p>
      <text:p text:style-name="P68">The sight of blood: Ver sangre</text:p>
      <text:p text:style-name="P68">LifeStyles: Forma de vida.</text:p>
      <text:p text:style-name="P69">Painkiller: Paracetamol</text:p>
      <text:p text:style-name="P69">Operating theater: Quirofano</text:p>
      <text:p text:style-name="P69"/>
      <text:p text:style-name="P70">Ex5a P-40</text:p>
      <text:p text:style-name="P70">1. focus on<text:tab/><text:span text:style-name="T33">concentrarse</text:span></text:p>
      <text:p text:style-name="P70">2. succed in<text:tab/><text:span text:style-name="T33">tener exito</text:span></text:p>
      <text:p text:style-name="P70">3.suffer from<text:tab/><text:span text:style-name="T33">sufrir</text:span></text:p>
      <text:p text:style-name="P70">4. recover from<text:tab/><text:span text:style-name="T33">Recuperarse</text:span></text:p>
      <text:p text:style-name="P70">5. worry about<text:tab/><text:tab/><text:span text:style-name="T33">Preocuparse</text:span></text:p>
      <text:p text:style-name="P70">6. agree with<text:tab/><text:span text:style-name="T33">çestar de acuerdo con</text:span></text:p>
      <text:p text:style-name="P70">7. protect from<text:tab/><text:span text:style-name="T33">Protegerse de</text:span></text:p>
      <text:p text:style-name="P70">8. care for<text:tab/><text:span text:style-name="T33">Cuidar de</text:span></text:p>
      <text:p text:style-name="P70"/>
      <text:p text:style-name="P71">Ex9 P-40</text:p>
      <text:p text:style-name="P84"><text:span text:style-name="T25">takeover: </text:span><text:span text:style-name="T26">fusión o compra</text:span></text:p>
      <text:p text:style-name="P72"/>
      <text:p text:style-name="P85"><text:span text:style-name="T26">h</text:span><text:span text:style-name="T23">eadings: titulos</text:span></text:p>
      <text:p text:style-name="P73"/>
      <text:p text:style-name="P88">Unit <text:span text:style-name="T34">5</text:span>:</text:p>
      <text:p text:style-name="P74">driving licence: carnet de conduir</text:p>
      <text:p text:style-name="P74">pull over: aparcar</text:p>
      <text:p text:style-name="P74">hard shoulder: arcén</text:p>
      <text:p text:style-name="P75">to overtake: adelantar</text:p>
      <text:p text:style-name="P75">giveway: ceda el paso</text:p>
      <text:p text:style-name="P76">tran: tranvia</text:p>
      <text:p text:style-name="P76">subway/underground/the tube: metro</text:p>
      <text:p text:style-name="P77">platform: andén</text:p>
      <text:p text:style-name="P78">gate: puerta</text:p>
      <text:p text:style-name="P78">cancelled: cancelado</text:p>
      <text:p text:style-name="P78">delay: retrasado</text:p>
      <text:p text:style-name="P78">fasten your seat belt: abrocharse el cinturon</text:p>
      <text:p text:style-name="P79">fog bound: lleno de niebla</text:p>
      <text:p text:style-name="P79">Runway: Pista de aterrizaje o la pasarela</text:p>
      <text:p text:style-name="P79">Aisle: passillo</text:p>
      <text:p text:style-name="P79">take off: Despegar.</text:p>
      <text:p text:style-name="P79">Land off: Aterrizar</text:p>
      <text:p text:style-name="P80">Tailback: Retencion</text:p>
      <text:p text:style-name="P80">cabin: camarote</text:p>
      <text:p text:style-name="P80">low tide: marea baja</text:p>
      <text:p text:style-name="P80">harbour: <text:span text:style-name="T35">puerto</text:span></text:p>
      <text:p text:style-name="P80">rough weather: Mala mar</text:p>
      <text:p text:style-name="P81">Lane closure: cerrar un carril de varios por obra</text:p>
      <text:p text:style-name="P89">long tailback: <text:span text:style-name="T36">atasco</text:span></text:p>
      <text:p text:style-name="P89">congestion charge: <text:span text:style-name="T36">Pagar por estar en una capital o algo asi.</text:span></text:p>
      <text:p text:style-name="P89"/>
      <text:p text:style-name="P95">The dangers of safety P-47</text:p>
      <text:p text:style-name="P90">widely: ampliament</text:p>
      <text:p text:style-name="P90">far more deaths: intensifica el more. “muchas mas muertes”</text:p>
      <text:p text:style-name="P90"><text:tab/>much more deaths : intensifica el more. “muchas mas muertes”</text:p>
      <text:p text:style-name="P90"><text:tab/>a lot more: intensifica el more. “muchas mas muertes”</text:p>
      <text:p text:style-name="P90">fatalities: muertes</text:p>
      <text:p text:style-name="P91">crash: accidente</text:p>
      <text:p text:style-name="P91">compulsory: Obligatorio</text:p>
      <text:p text:style-name="P92">fines: multas</text:p>
      <text:p text:style-name="P92">methods of enformcements: hacer cumplir la ley.</text:p>
      <text:p text:style-name="P92">Insulated: aislado</text:p>
      <text:p text:style-name="P92">pile-ups: choques en cadena</text:p>
      <text:p text:style-name="P93">issue a document: Expedir un documento</text:p>
      <text:p text:style-name="P94">brake down: frenar</text:p>
      <text:p text:style-name="P94">clutch: embrague</text:p>
      <text:p text:style-name="P90"/>
      <text:p text:style-name="P97">Reading Trnasport in the future P-48</text:p>
      <text:p text:style-name="P97"><text:span text:style-name="T4"/></text:p>
      <text:p text:style-name="P97"><text:span text:style-name="T4"/></text:p>
      <text:p text:style-name="P98"><text:span text:style-name="T4">bus fare: ticket del autobus. Billete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4665" officeooo:paragraph-rsid="001f46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ocabular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1-03T14:23:19.739000000</dc:date>
    <meta:editing-duration>PT8H44M48S</meta:editing-duration>
    <meta:editing-cycles>84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218" meta:word-count="1163" meta:character-count="7439" meta:non-whitespace-character-count="6451"/>
  </office:meta>
</office:document-meta>
</file>